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5429"/>
    </style:style>
    <style:style style:name="ce2" style:family="table-cell" style:parent-style-name="Default">
      <style:table-cell-properties fo:background-color="#ffaa9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ppgave 1</text:p>
          </table:table-cell>
          <table:table-cell table:number-columns-repeated="2"/>
          <table:table-cell office:value-type="string" calcext:value-type="string">
            <text:p>Oppgave 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Valuta</text:p>
          </table:table-cell>
          <table:table-cell table:number-columns-repeated="2"/>
          <table:table-cell office:value-type="string" calcext:value-type="string">
            <text:p>Spiller</text:p>
          </table:table-cell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valutaKurs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avn</text:p>
          </table:table-cell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valutaNavn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umPoeng1</text:p>
          </table:table-cell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getValutaKurs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getNavn()</text:p>
          </table:table-cell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getValutaNavn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getSumPoeng1()</text:p>
          </table:table-cell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valutaKurs</text:p>
          </table:table-cell>
          <table:table-cell/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getSumPoeng()</text:p>
          </table:table-cell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valutaNavn</text:p>
          </table:table-cell>
          <table:table-cell/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kastTerning()</text:p>
          </table:table-cell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tilNok</text:p>
          </table:table-cell>
          <table:table-cell/>
          <table:table-cell table:style-name="ce2" office:value-type="string" calcext:value-type="string">
            <text:p>+</text:p>
          </table:table-cell>
          <table:table-cell table:style-name="ce2" office:value-type="string" calcext:value-type="string">
            <text:p>erFerdig()</text:p>
          </table:table-cell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fraNok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9T10:16:27.483810724</meta:creation-date>
    <meta:generator>LibreOffice/7.3.5.2$Linux_X86_64 LibreOffice_project/30$Build-2</meta:generator>
    <dc:date>2022-09-19T13:53:49.812381671</dc:date>
    <meta:editing-duration>PT11M32S</meta:editing-duration>
    <meta:editing-cycles>1</meta:editing-cycles>
    <meta:document-statistic meta:table-count="1" meta:cell-count="34" meta:object-count="0"/>
  </office:meta>
</office:document-meta>
</file>